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217E1D94A37.png" manifest:media-type=""/>
  <manifest:file-entry manifest:full-path="Pictures/100000000000032400000217206EB343.png" manifest:media-type=""/>
  <manifest:file-entry manifest:full-path="Pictures/10000000000003240000021766744A5C.png" manifest:media-type=""/>
  <manifest:file-entry manifest:full-path="Pictures/10000000000001AE0000013893C2B4F6.png" manifest:media-type=""/>
  <manifest:file-entry manifest:full-path="Pictures/1000000000000324000002177D2E4BF4.png" manifest:media-type=""/>
  <manifest:file-entry manifest:full-path="Pictures/10000000000003240000021792B3B03C.png" manifest:media-type=""/>
  <manifest:file-entry manifest:full-path="Pictures/100002010000001A0000001A9C45D193.png" manifest:media-type=""/>
  <manifest:file-entry manifest:full-path="Pictures/100002010000001A0000001A1C53FE12.png" manifest:media-type=""/>
  <manifest:file-entry manifest:full-path="Pictures/100002010000001A0000001A9A14D17F.png" manifest:media-type=""/>
  <manifest:file-entry manifest:full-path="Pictures/100002010000001A0000001A1DC691C6.png" manifest:media-type=""/>
  <manifest:file-entry manifest:full-path="Pictures/100002010000001A0000001A106F8A4B.png" manifest:media-type=""/>
  <manifest:file-entry manifest:full-path="Pictures/100002010000001A0000001A94DDCA95.png" manifest:media-type=""/>
  <manifest:file-entry manifest:full-path="Pictures/100002010000001A0000001A406F2807.png" manifest:media-type=""/>
  <manifest:file-entry manifest:full-path="Pictures/100002010000001A0000001A68CAF66E.png" manifest:media-type=""/>
  <manifest:file-entry manifest:full-path="Pictures/100002010000001A0000001A4A78FB18.png" manifest:media-type=""/>
  <manifest:file-entry manifest:full-path="Pictures/100002010000001A0000001AAC4BB5EB.png" manifest:media-type=""/>
  <manifest:file-entry manifest:full-path="Pictures/100002010000001A0000001A2C2F6349.png" manifest:media-type=""/>
  <manifest:file-entry manifest:full-path="Pictures/100002010000001A0000001AFFE7B356.png" manifest:media-type=""/>
  <manifest:file-entry manifest:full-path="Pictures/100002010000001A0000001A987F0D04.png" manifest:media-type=""/>
  <manifest:file-entry manifest:full-path="Pictures/100002010000001A0000001A3CD4BE9F.png" manifest:media-type=""/>
  <manifest:file-entry manifest:full-path="Pictures/2000000900000C4E00001A91ED722582.svm" manifest:media-type=""/>
  <manifest:file-entry manifest:full-path="Pictures/100002010000001A0000001A798AA253.png" manifest:media-type=""/>
  <manifest:file-entry manifest:full-path="Pictures/10000000000002C7000002264738B528.png" manifest:media-type=""/>
  <manifest:file-entry manifest:full-path="Pictures/100002010000001A0000001A0D57E008.png" manifest:media-type=""/>
  <manifest:file-entry manifest:full-path="Pictures/100002010000001A0000001A09E18AFA.png" manifest:media-type=""/>
  <manifest:file-entry manifest:full-path="Pictures/2000000900003A1700000596F88F93A0.svm" manifest:media-type=""/>
  <manifest:file-entry manifest:full-path="Pictures/100002010000001A0000001A66ABF68B.png" manifest:media-type=""/>
  <manifest:file-entry manifest:full-path="Pictures/100000000000034500000244D8B45F5A.png" manifest:media-type=""/>
  <manifest:file-entry manifest:full-path="Pictures/100002010000001A0000001A98870FF1.png" manifest:media-type=""/>
  <manifest:file-entry manifest:full-path="Pictures/100002010000001A0000001A79DFC9CB.png" manifest:media-type=""/>
  <manifest:file-entry manifest:full-path="Pictures/100002010000001A0000001A36E79F92.png" manifest:media-type=""/>
  <manifest:file-entry manifest:full-path="Pictures/100002010000001A0000001A35181776.png" manifest:media-type=""/>
  <manifest:file-entry manifest:full-path="Pictures/2000000900003A6600000EC90C50E7EF.svm" manifest:media-type=""/>
  <manifest:file-entry manifest:full-path="Pictures/100002010000001A0000001A3EEC8BF8.png" manifest:media-type=""/>
  <manifest:file-entry manifest:full-path="Pictures/100002010000001A0000001A1103DCA9.png" manifest:media-type=""/>
  <manifest:file-entry manifest:full-path="Pictures/1000000000000230000000DF5519F9DB.png" manifest:media-type=""/>
  <manifest:file-entry manifest:full-path="Pictures/100002010000001A0000001A99631808.png" manifest:media-type=""/>
  <manifest:file-entry manifest:full-path="Pictures/100002010000001A0000001A2030B04B.png" manifest:media-type=""/>
  <manifest:file-entry manifest:full-path="Pictures/100002010000001A0000001A3EE5F221.png" manifest:media-type=""/>
  <manifest:file-entry manifest:full-path="Pictures/100002010000001A0000001A38DC77BD.png" manifest:media-type=""/>
  <manifest:file-entry manifest:full-path="Pictures/100002010000001A0000001AF4CF46A1.png" manifest:media-type=""/>
  <manifest:file-entry manifest:full-path="Pictures/100002010000001A0000001AF4723C21.png" manifest:media-type=""/>
  <manifest:file-entry manifest:full-path="Pictures/100002010000001A0000001AFDF35759.png" manifest:media-type=""/>
  <manifest:file-entry manifest:full-path="Pictures/10000000000000400000001FB5B88EB2.png" manifest:media-type=""/>
  <manifest:file-entry manifest:full-path="Pictures/100002010000001A0000001AE37403FB.png" manifest:media-type=""/>
  <manifest:file-entry manifest:full-path="Pictures/20000009000032560000045885ACF0D6.svm" manifest:media-type=""/>
  <manifest:file-entry manifest:full-path="Pictures/100002010000001A0000001AB8AAD9D8.png" manifest:media-type=""/>
  <manifest:file-entry manifest:full-path="Pictures/100002010000001A0000001A7D355C45.png" manifest:media-type=""/>
  <manifest:file-entry manifest:full-path="Pictures/1000000000000022000000208578FA09.png" manifest:media-type=""/>
  <manifest:file-entry manifest:full-path="Pictures/100000000000022F0000007155E2D729.png" manifest:media-type=""/>
  <manifest:file-entry manifest:full-path="Pictures/100002010000001A0000001AD542C4CF.png" manifest:media-type=""/>
  <manifest:file-entry manifest:full-path="Pictures/1000000000000324000001ED7EE8E1AB.png" manifest:media-type=""/>
  <manifest:file-entry manifest:full-path="Pictures/100002010000001A0000001A59E37A09.png" manifest:media-type=""/>
  <manifest:file-entry manifest:full-path="Pictures/10000201000003200000022675E94B31.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0.6701in" style:rel-column-width="5868*"/>
    </style:style>
    <style:style style:name="Table1.B" style:family="table-column">
      <style:table-column-properties style:column-width="6.8104in" style:rel-column-width="59667*"/>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708in" fo:margin-left="0.3938in" table:align="left"/>
    </style:style>
    <style:style style:name="Table5.A" style:family="table-column">
      <style:table-column-properties style:column-width="1.4479in"/>
    </style:style>
    <style:style style:name="Table5.B" style:family="table-column">
      <style:table-column-properties style:column-width="4.3229in"/>
    </style:style>
    <style:style style:name="Table5.A1" style:family="table-cell">
      <style:table-cell-properties style:vertical-align="middle" fo:padding="0.0417in" fo:border-left="1pt solid #808080" fo:border-right="none" fo:border-top="1pt solid #808080" fo:border-bottom="1pt solid #808080"/>
    </style:style>
    <style:style style:name="Table5.B1" style:family="table-cell">
      <style:table-cell-properties style:vertical-align="middle" fo:padding="0.0417in" fo:border="1pt solid #808080"/>
    </style:style>
    <style:style style:name="Table5.A2" style:family="table-cell">
      <style:table-cell-properties style:vertical-align="middle" fo:padding="0.0417in" fo:border-left="1pt solid #808080" fo:border-right="none" fo:border-top="none" fo:border-bottom="1pt solid #808080"/>
    </style:style>
    <style:style style:name="Table5.B2" style:family="table-cell">
      <style:table-cell-properties style:vertical-align="middle" fo:padding="0.0417in" fo:border-left="1pt solid #808080" fo:border-right="1pt solid #808080" fo:border-top="none" fo:border-bottom="1pt solid #808080"/>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1pt solid #808080" fo:border-right="none" fo:border-top="1pt solid #808080" fo:border-bottom="1pt solid #808080"/>
    </style:style>
    <style:style style:name="Table2.B1" style:family="table-cell">
      <style:table-cell-properties fo:padding="0.0417in" fo:border="1pt solid #808080"/>
    </style:style>
    <style:style style:name="Table2.A2" style:family="table-cell">
      <style:table-cell-properties fo:padding="0.0417in" fo:border-left="1pt solid #808080" fo:border-right="none" fo:border-top="none" fo:border-bottom="1pt solid #808080"/>
    </style:style>
    <style:style style:name="Table2.B2" style:family="table-cell">
      <style:table-cell-properties fo:padding="0.0417in" fo:border-left="1pt solid #808080" fo:border-right="1pt solid #808080" fo:border-top="none" fo:border-bottom="1pt solid #808080"/>
    </style:style>
    <style:style style:name="Table8" style:family="table">
      <style:table-properties style:width="5.7708in" fo:margin-left="0.3938in" table:align="left"/>
    </style:style>
    <style:style style:name="Table8.A" style:family="table-column">
      <style:table-column-properties style:column-width="1.4479in"/>
    </style:style>
    <style:style style:name="Table8.B" style:family="table-column">
      <style:table-column-properties style:column-width="4.3229in"/>
    </style:style>
    <style:style style:name="Table8.A1" style:family="table-cell">
      <style:table-cell-properties fo:padding="0.0417in" fo:border-left="1pt solid #808080" fo:border-right="none" fo:border-top="1pt solid #808080" fo:border-bottom="1pt solid #808080"/>
    </style:style>
    <style:style style:name="Table8.B1" style:family="table-cell">
      <style:table-cell-properties fo:padding="0.0417in" fo:border="1pt solid #808080"/>
    </style:style>
    <style:style style:name="Table8.A2" style:family="table-cell">
      <style:table-cell-properties fo:padding="0.0417in" fo:border-left="1pt solid #808080" fo:border-right="none" fo:border-top="none" fo:border-bottom="1pt solid #808080"/>
    </style:style>
    <style:style style:name="Table8.B2" style:family="table-cell">
      <style:table-cell-properties fo:padding="0.0417in" fo:border-left="1pt solid #808080" fo:border-right="1pt solid #808080" fo:border-top="none" fo:border-bottom="1pt solid #808080"/>
    </style:style>
    <style:style style:name="Table3" style:family="table">
      <style:table-properties style:width="7.4806in" table:align="margins"/>
    </style:style>
    <style:style style:name="Table3.A" style:family="table-column">
      <style:table-column-properties style:column-width="3.3104in" style:rel-column-width="29003*"/>
    </style:style>
    <style:style style:name="Table3.B" style:family="table-column">
      <style:table-column-properties style:column-width="4.1701in" style:rel-column-width="3653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1.9208in" style:rel-column-width="16830*"/>
    </style:style>
    <style:style style:name="Table4.B" style:family="table-column">
      <style:table-column-properties style:column-width="5.5597in" style:rel-column-width="4870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7.4806in" table:align="margins"/>
    </style:style>
    <style:style style:name="Table6.A" style:family="table-column">
      <style:table-column-properties style:column-width="1.9208in" style:rel-column-width="16830*"/>
    </style:style>
    <style:style style:name="Table6.B" style:family="table-column">
      <style:table-column-properties style:column-width="5.5597in" style:rel-column-width="48705*"/>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5.7708in" fo:margin-left="0.3938in" table:align="left"/>
    </style:style>
    <style:style style:name="Table9.A" style:family="table-column">
      <style:table-column-properties style:column-width="1.4479in"/>
    </style:style>
    <style:style style:name="Table9.B" style:family="table-column">
      <style:table-column-properties style:column-width="4.3229in"/>
    </style:style>
    <style:style style:name="Table9.A1" style:family="table-cell">
      <style:table-cell-properties fo:padding="0.0417in" fo:border-left="1pt solid #808080" fo:border-right="none" fo:border-top="1pt solid #808080" fo:border-bottom="1pt solid #808080"/>
    </style:style>
    <style:style style:name="Table9.B1" style:family="table-cell">
      <style:table-cell-properties fo:padding="0.0417in" fo:border="1pt solid #808080"/>
    </style:style>
    <style:style style:name="Table9.A2" style:family="table-cell">
      <style:table-cell-properties fo:padding="0.0417in" fo:border-left="1pt solid #808080" fo:border-right="none" fo:border-top="none" fo:border-bottom="1pt solid #808080"/>
    </style:style>
    <style:style style:name="Table9.B2" style:family="table-cell">
      <style:table-cell-properties fo:padding="0.0417in" fo:border-left="1pt solid #808080" fo:border-right="1pt solid #808080" fo:border-top="none" fo:border-bottom="1pt solid #808080"/>
    </style:style>
    <style:style style:name="Table10" style:family="table">
      <style:table-properties style:width="7.4806in" table:align="margins"/>
    </style:style>
    <style:style style:name="Table10.A" style:family="table-column">
      <style:table-column-properties style:column-width="1.9208in" style:rel-column-width="16830*"/>
    </style:style>
    <style:style style:name="Table10.B" style:family="table-column">
      <style:table-column-properties style:column-width="5.5597in" style:rel-column-width="48705*"/>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TextBody">
      <style:paragraph-properties fo:break-before="page"/>
      <style:text-properties officeooo:rsid="00196ac1" officeooo:paragraph-rsid="00196ac1"/>
    </style:style>
    <style:style style:name="P8" style:family="paragraph" style:parent-style-name="OOoToCHead">
      <style:paragraph-properties fo:break-before="page"/>
    </style:style>
    <style:style style:name="P9" style:family="paragraph" style:parent-style-name="OOoHeading_20_0">
      <style:paragraph-properties fo:margin-left="0in" fo:margin-right="0in" fo:text-indent="0in" style:auto-text-indent="false"/>
    </style:style>
    <style:style style:name="P10"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11" style:family="paragraph" style:parent-style-name="Standard">
      <style:text-properties fo:language="en" fo:country="US" fo:background-color="transparent"/>
    </style:style>
    <style:style style:name="P12"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3" style:family="paragraph" style:parent-style-name="Standard">
      <style:paragraph-properties fo:text-align="center" style:justify-single-word="false"/>
      <style:text-properties fo:language="en" fo:country="US" fo:background-color="transparent"/>
    </style:style>
    <style:style style:name="P14" style:family="paragraph" style:parent-style-name="Standard">
      <style:paragraph-properties fo:text-align="center" style:justify-single-word="false">
        <style:tab-stops/>
      </style:paragraph-properties>
      <style:text-properties fo:language="en" fo:country="US" fo:background-color="transparent"/>
    </style:style>
    <style:style style:name="P15" style:family="paragraph" style:parent-style-name="Standard">
      <style:paragraph-properties fo:line-height="150%" fo:text-align="start" style:justify-single-word="false">
        <style:tab-stops/>
      </style:paragraph-properties>
      <style:text-properties fo:language="en" fo:country="US"/>
    </style:style>
    <style:style style:name="P16" style:family="paragraph" style:parent-style-name="Standard">
      <style:paragraph-properties fo:line-height="150%" fo:text-align="center" style:justify-single-word="false">
        <style:tab-stops/>
      </style:paragraph-properties>
      <style:text-properties fo:language="en" fo:country="US"/>
    </style:style>
    <style:style style:name="P17" style:family="paragraph" style:parent-style-name="Standard">
      <style:paragraph-properties fo:line-height="150%" fo:text-align="center" style:justify-single-word="false">
        <style:tab-stops/>
      </style:paragraph-properties>
      <style:text-properties fo:language="en" fo:country="US" officeooo:paragraph-rsid="00168d9c"/>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officeooo:paragraph-rsid="001c637b"/>
    </style:style>
    <style:style style:name="P20"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21" style:family="paragraph" style:parent-style-name="Standard">
      <style:paragraph-properties fo:line-height="150%" fo:text-align="center" style:justify-single-word="false" fo:keep-together="auto" fo:keep-with-next="auto">
        <style:tab-stops/>
      </style:paragraph-properties>
      <style:text-properties fo:language="en" fo:country="US" fo:background-color="transparent"/>
    </style:style>
    <style:style style:name="P22" style:family="paragraph" style:parent-style-name="Standard">
      <style:paragraph-properties fo:padding="0.0193in" fo:border="0.06pt solid #000000" style:shadow="none"/>
      <style:text-properties style:font-name="Courier New" fo:language="fr" fo:country="FR"/>
    </style:style>
    <style:style style:name="P23" style:family="paragraph" style:parent-style-name="OOoTextBody">
      <style:text-properties fo:font-style="normal" style:font-style-asian="normal" style:font-style-complex="normal"/>
    </style:style>
    <style:style style:name="P24" style:family="paragraph" style:parent-style-name="OOoTextBody">
      <style:text-properties fo:font-style="italic"/>
    </style:style>
    <style:style style:name="P25" style:family="paragraph" style:parent-style-name="OOoTextBody">
      <style:paragraph-properties fo:text-align="center" style:justify-single-word="false"/>
    </style:style>
    <style:style style:name="P26" style:family="paragraph" style:parent-style-name="OOoTextBody">
      <style:paragraph-properties fo:text-align="center" style:justify-single-word="false"/>
      <style:text-properties officeooo:paragraph-rsid="00147e40"/>
    </style:style>
    <style:style style:name="P27" style:family="paragraph" style:parent-style-name="OOoTextBody">
      <style:text-properties fo:font-weight="normal" style:font-weight-asian="normal" style:font-weight-complex="normal"/>
    </style:style>
    <style:style style:name="P28" style:family="paragraph" style:parent-style-name="OOoTextBody">
      <style:text-properties officeooo:paragraph-rsid="00160092"/>
    </style:style>
    <style:style style:name="P29" style:family="paragraph" style:parent-style-name="OOoTextBody">
      <style:text-properties officeooo:rsid="00148ce8" officeooo:paragraph-rsid="00148ce8"/>
    </style:style>
    <style:style style:name="P30" style:family="paragraph" style:parent-style-name="OOoTextBody">
      <style:paragraph-properties fo:text-align="center" style:justify-single-word="false"/>
      <style:text-properties officeooo:rsid="00160092" officeooo:paragraph-rsid="00160092"/>
    </style:style>
    <style:style style:name="P31" style:family="paragraph" style:parent-style-name="OOoTextBody">
      <style:text-properties officeooo:rsid="00160092" officeooo:paragraph-rsid="00160092"/>
    </style:style>
    <style:style style:name="P32" style:family="paragraph" style:parent-style-name="OOoTextBody">
      <style:paragraph-properties fo:text-align="center" style:justify-single-word="false"/>
      <style:text-properties fo:font-weight="bold" officeooo:paragraph-rsid="00147e40" style:font-weight-asian="bold" style:font-weight-complex="bold"/>
    </style:style>
    <style:style style:name="P33" style:family="paragraph" style:parent-style-name="OOoTextBody">
      <style:text-properties officeooo:rsid="001863a4" officeooo:paragraph-rsid="001863a4"/>
    </style:style>
    <style:style style:name="P34" style:family="paragraph" style:parent-style-name="OOoTextBody">
      <style:paragraph-properties fo:text-align="center" style:justify-single-word="false"/>
      <style:text-properties officeooo:rsid="001863a4" officeooo:paragraph-rsid="001863a4"/>
    </style:style>
    <style:style style:name="P35" style:family="paragraph" style:parent-style-name="OOoTextBody">
      <style:text-properties officeooo:rsid="00196ac1" officeooo:paragraph-rsid="00196ac1"/>
    </style:style>
    <style:style style:name="P36" style:family="paragraph" style:parent-style-name="OOoTableText">
      <style:text-properties officeooo:rsid="00148ce8" officeooo:paragraph-rsid="00148ce8"/>
    </style:style>
    <style:style style:name="P37" style:family="paragraph" style:parent-style-name="OOoContents_20_1">
      <style:paragraph-properties>
        <style:tab-stops>
          <style:tab-stop style:position="7.4807in" style:type="right" style:leader-style="dotted" style:leader-text="."/>
        </style:tab-stops>
      </style:paragraph-properties>
    </style:style>
    <style:style style:name="P38" style:family="paragraph" style:parent-style-name="OOoContents_20_2">
      <style:paragraph-properties>
        <style:tab-stops>
          <style:tab-stop style:position="7.2839in" style:type="right" style:leader-style="dotted" style:leader-text="."/>
        </style:tab-stops>
      </style:paragraph-properties>
    </style:style>
    <style:style style:name="P39" style:family="paragraph" style:parent-style-name="OOoContents_20_3">
      <style:paragraph-properties>
        <style:tab-stops>
          <style:tab-stop style:position="7.0866in" style:type="right" style:leader-style="dotted" style:leader-text="."/>
        </style:tab-stops>
      </style:paragraph-properties>
    </style:style>
    <style:style style:name="P40" style:family="paragraph" style:parent-style-name="OOoTextBody" style:list-style-name="L1"/>
    <style:style style:name="P41" style:family="paragraph" style:parent-style-name="OOoTextBody" style:list-style-name="L2"/>
    <style:style style:name="P42" style:family="paragraph" style:parent-style-name="OOoTextBody" style:list-style-name="L3"/>
    <style:style style:name="P43" style:family="paragraph" style:parent-style-name="OOoTextBody" style:list-style-name="L3">
      <style:text-properties fo:font-weight="bold" style:font-weight-asian="bold" style:font-weight-complex="bold"/>
    </style:style>
    <style:style style:name="P44" style:family="paragraph" style:parent-style-name="OOoTextBody" style:list-style-name="L4"/>
    <style:style style:name="P45" style:family="paragraph" style:parent-style-name="OOoTextBody" style:list-style-name="L4">
      <style:text-properties fo:font-style="italic" fo:font-weight="bold"/>
    </style:style>
    <style:style style:name="P46" style:family="paragraph" style:parent-style-name="OOoHeading_20_1">
      <style:paragraph-properties fo:break-before="page"/>
      <style:text-properties officeooo:paragraph-rsid="00160092"/>
    </style:style>
    <style:style style:name="P47" style:family="paragraph" style:parent-style-name="OOoHeading_20_2">
      <style:text-properties officeooo:paragraph-rsid="00147e40"/>
    </style:style>
    <style:style style:name="P48" style:family="paragraph" style:parent-style-name="OOoHeading_20_2">
      <style:text-properties officeooo:paragraph-rsid="00148ce8"/>
    </style:style>
    <style:style style:name="P49" style:family="paragraph" style:parent-style-name="OOoHeading_20_3" style:list-style-name="">
      <style:paragraph-properties fo:text-align="start" style:justify-single-word="false"/>
    </style:style>
    <style:style style:name="P50" style:family="paragraph" style:parent-style-name="OOoHeading_20_3">
      <style:paragraph-properties fo:text-align="start" style:justify-single-word="false"/>
      <style:text-properties officeooo:paragraph-rsid="001c637b"/>
    </style:style>
    <style:style style:name="P51" style:family="paragraph" style:parent-style-name="OOoHeading_20_3">
      <style:text-properties officeooo:paragraph-rsid="001c637b"/>
    </style:style>
    <style:style style:name="P52" style:family="paragraph" style:parent-style-name="OOoHeading_20_3">
      <style:paragraph-properties fo:margin-left="0in" fo:margin-right="0in" fo:margin-top="0.15in" fo:margin-bottom="0.0402in" style:contextual-spacing="false" fo:text-indent="0in" style:auto-text-indent="false"/>
      <style:text-properties fo:language="en" fo:country="US" fo:background-color="transparent"/>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fo:language="en" fo:country="US" fo:background-color="transparent"/>
    </style:style>
    <style:style style:name="T9" style:family="text">
      <style:text-properties fo:language="en" fo:country="US" fo:font-weight="normal" fo:background-color="transparent"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60092" style:font-style-asian="normal" style:font-weight-asian="normal" style:font-style-complex="normal" style:font-weight-complex="normal"/>
    </style:style>
    <style:style style:name="T16" style:family="text">
      <style:text-properties fo:font-style="normal" fo:font-weight="normal" officeooo:rsid="00148ce8" style:font-style-asian="normal" style:font-weight-asian="normal" style:font-style-complex="normal" style:font-weight-complex="normal"/>
    </style:style>
    <style:style style:name="T17" style:family="text">
      <style:text-properties fo:font-style="normal" fo:font-weight="normal" officeooo:rsid="001a8466" style:font-style-asian="normal" style:font-weight-asian="normal" style:font-style-complex="normal" style:font-weight-complex="normal"/>
    </style:style>
    <style:style style:name="T18" style:family="text">
      <style:text-properties officeooo:rsid="001154d7"/>
    </style:style>
    <style:style style:name="T19" style:family="text">
      <style:text-properties officeooo:rsid="00148ce8"/>
    </style:style>
    <style:style style:name="T20" style:family="text">
      <style:text-properties officeooo:rsid="00160092"/>
    </style:style>
    <style:style style:name="T21" style:family="text">
      <style:text-properties officeooo:rsid="00168d9c"/>
    </style:style>
    <style:style style:name="T22" style:family="text">
      <style:text-properties officeooo:rsid="001863a4"/>
    </style:style>
    <style:style style:name="T23" style:family="text">
      <style:text-properties officeooo:rsid="0019505e"/>
    </style:style>
    <style:style style:name="T24" style:family="text">
      <style:text-properties officeooo:rsid="001a8466"/>
    </style:style>
    <style:style style:name="T25" style:family="text">
      <style:text-properties officeooo:rsid="001cef33"/>
    </style:style>
    <style:style style:name="T26" style:family="text">
      <style:text-properties officeooo:rsid="001e170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6.1283in" svg:height="4.2134in" draw:z-index="1"><draw:image xlink:href="Pictures/10000201000003200000022675E94B31.png" xlink:type="simple" xlink:show="embed" xlink:actuate="onLoad"/></draw:frame></text:p>
      <text:p text:style-name="Standard"/>
      <text:p text:style-name="Standard"/>
      <text:p text:style-name="Standard"/>
      <text:p text:style-name="P9">CvPcb</text:p>
      <text:p text:style-name="OOoSubtitle">Reference manual</text:p>
      <text:p text:style-name="P6">Copyright</text:p>
      <text:p text:style-name="OOoTextBody">This document is Copyright <text:span text:style-name="T7">©</text:span> 2010–201<text:span text:style-name="T18">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18">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18">K</text:span></text:span><text:span text:style-name="OOoDefault">i</text:span><text:span text:style-name="OOoDefault"><text:span text:style-name="T18">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Table of Contents</text:p>
          </text:index-title>
          <text:p text:style-name="P37"><text:a xlink:type="simple" xlink:href="#__RefHeading__1984_2034682616" text:style-name="Internet_20_link" text:visited-style-name="Internet_20_link">1 - Introduction to CvPcb<text:tab/>3</text:a></text:p>
          <text:p text:style-name="P37"><text:a xlink:type="simple" xlink:href="#__RefHeading__1788_743864198" text:style-name="Internet_20_link" text:visited-style-name="Internet_20_link">2 - CvPcb Features<text:tab/>4</text:a></text:p>
          <text:p text:style-name="P38"><text:a xlink:type="simple" xlink:href="#__RefHeading__1790_743864198" text:style-name="Internet_20_link" text:visited-style-name="Internet_20_link">2.1 - Manual or Automatic Association<text:tab/>4</text:a></text:p>
          <text:p text:style-name="P38"><text:a xlink:type="simple" xlink:href="#__RefHeading__1792_743864198" text:style-name="Internet_20_link" text:visited-style-name="Internet_20_link">2.2 - Input Files<text:tab/>4</text:a></text:p>
          <text:p text:style-name="P38"><text:a xlink:type="simple" xlink:href="#__RefHeading__1794_743864198" text:style-name="Internet_20_link" text:visited-style-name="Internet_20_link">2.3 - Output Files<text:tab/>4</text:a></text:p>
          <text:p text:style-name="P37"><text:a xlink:type="simple" xlink:href="#__RefHeading__1796_743864198" text:style-name="Internet_20_link" text:visited-style-name="Internet_20_link">3 - Invoking CvPcb<text:tab/>4</text:a></text:p>
          <text:p text:style-name="P37"><text:a xlink:type="simple" xlink:href="#__RefHeading__1798_743864198" text:style-name="Internet_20_link" text:visited-style-name="Internet_20_link">4 - CvPcb Commands<text:tab/>5</text:a></text:p>
          <text:p text:style-name="P38"><text:a xlink:type="simple" xlink:href="#__RefHeading__1800_743864198" text:style-name="Internet_20_link" text:visited-style-name="Internet_20_link">4.1 - Main Screen<text:tab/>5</text:a></text:p>
          <text:p text:style-name="P38"><text:a xlink:type="simple" xlink:href="#__RefHeading__1802_743864198" text:style-name="Internet_20_link" text:visited-style-name="Internet_20_link">4.2 - Main Window Toolbar.<text:tab/>5</text:a></text:p>
          <text:p text:style-name="P38"><text:a xlink:type="simple" xlink:href="#__RefHeading__994_340170014" text:style-name="Internet_20_link" text:visited-style-name="Internet_20_link">4.3 - Main Window Keyboard Commands<text:tab/>6</text:a></text:p>
          <text:p text:style-name="P38"><text:a xlink:type="simple" xlink:href="#__RefHeading__1804_743864198" text:style-name="Internet_20_link" text:visited-style-name="Internet_20_link">4.4 - CvPcb Configuration <text:tab/>6</text:a></text:p>
          <text:p text:style-name="P39"><text:a xlink:type="simple" xlink:href="#__RefHeading__1806_743864198" text:style-name="Internet_20_link" text:visited-style-name="Internet_20_link">4.4.1 - CvPcb Configuration Screen<text:tab/>6</text:a></text:p>
          <text:p text:style-name="P39"><text:a xlink:type="simple" xlink:href="#__RefHeading__1808_743864198" text:style-name="Internet_20_link" text:visited-style-name="Internet_20_link">4.4.2 - Selecting Footprint Libraries<text:tab/>6</text:a></text:p>
          <text:p text:style-name="P39"><text:a xlink:type="simple" xlink:href="#__RefHeading__1810_743864198" text:style-name="Internet_20_link" text:visited-style-name="Internet_20_link">4.4.3 - Changing the Footprint Documentation File.<text:tab/>7</text:a></text:p>
          <text:p text:style-name="P38"><text:a xlink:type="simple" xlink:href="#__RefHeading__1812_743864198" text:style-name="Internet_20_link" text:visited-style-name="Internet_20_link">4.5 - Changing Footprint Library Search Paths.<text:tab/>7</text:a></text:p>
          <text:p text:style-name="P39"><text:a xlink:type="simple" xlink:href="#__RefHeading__1816_743864198" text:style-name="Internet_20_link" text:visited-style-name="Internet_20_link">Changing User Define Paths.<text:tab/>7</text:a></text:p>
          <text:p text:style-name="P39"><text:a xlink:type="simple" xlink:href="#__RefHeading__1818_743864198" text:style-name="Internet_20_link" text:visited-style-name="Internet_20_link">4.5.1 - Default Library Paths<text:tab/>7</text:a></text:p>
          <text:p text:style-name="P38"><text:a xlink:type="simple" xlink:href="#__RefHeading__1820_743864198" text:style-name="Internet_20_link" text:visited-style-name="Internet_20_link">4.6 - Viewing the Current Footprint<text:tab/>8</text:a></text:p>
          <text:p text:style-name="P39"><text:a xlink:type="simple" xlink:href="#__RefHeading__1822_743864198" text:style-name="Internet_20_link" text:visited-style-name="Internet_20_link">4.6.1 - Status Bar Information<text:tab/>8</text:a></text:p>
          <text:p text:style-name="P39"><text:a xlink:type="simple" xlink:href="#__RefHeading__1824_743864198" text:style-name="Internet_20_link" text:visited-style-name="Internet_20_link">4.6.2 - Keyboard Commands<text:tab/>8</text:a></text:p>
          <text:p text:style-name="P39"><text:a xlink:type="simple" xlink:href="#__RefHeading__3035_1787691752" text:style-name="Internet_20_link" text:visited-style-name="Internet_20_link">4.6.3 - Mouse Commands<text:tab/>8</text:a></text:p>
          <text:p text:style-name="P39"><text:a xlink:type="simple" xlink:href="#__RefHeading__1826_743864198" text:style-name="Internet_20_link" text:visited-style-name="Internet_20_link">4.6.4 - Context Menu<text:tab/>9</text:a></text:p>
          <text:p text:style-name="P39"><text:a xlink:type="simple" xlink:href="#__RefHeading__1828_743864198" text:style-name="Internet_20_link" text:visited-style-name="Internet_20_link">4.6.5 - Horizontal Toolbar<text:tab/>9</text:a></text:p>
          <text:p text:style-name="P39"><text:a xlink:type="simple" xlink:href="#__RefHeading__1278_1787691752" text:style-name="Internet_20_link" text:visited-style-name="Internet_20_link">4.6.6 - Vertical Toolbar<text:tab/>9</text:a></text:p>
          <text:p text:style-name="P38"><text:a xlink:type="simple" xlink:href="#__RefHeading__1830_743864198" text:style-name="Internet_20_link" text:visited-style-name="Internet_20_link">4.7 - Viewing the Current 3D Model<text:tab/>10</text:a></text:p>
          <text:p text:style-name="P39"><text:a xlink:type="simple" xlink:href="#__RefHeading__1575_1860470969" text:style-name="Internet_20_link" text:visited-style-name="Internet_20_link">4.7.1 - Mouse Commands<text:tab/>10</text:a></text:p>
          <text:p text:style-name="P39"><text:a xlink:type="simple" xlink:href="#__RefHeading__1577_1860470969" text:style-name="Internet_20_link" text:visited-style-name="Internet_20_link">4.7.2 - Horizontal Toolbar<text:tab/>10</text:a></text:p>
          <text:p text:style-name="P37"><text:a xlink:type="simple" xlink:href="#__RefHeading__1832_743864198" text:style-name="Internet_20_link" text:visited-style-name="Internet_20_link">5 - Using CvPcb to Associate Components with Footprints<text:tab/>11</text:a></text:p>
          <text:p text:style-name="P38"><text:a xlink:type="simple" xlink:href="#__RefHeading__1834_743864198" text:style-name="Internet_20_link" text:visited-style-name="Internet_20_link">5.1 - Manually Associating Footprints with Components<text:tab/>11</text:a></text:p>
          <text:p text:style-name="P38"><text:a xlink:type="simple" xlink:href="#__RefHeading__1840_743864198" text:style-name="Internet_20_link" text:visited-style-name="Internet_20_link">5.2 - Filtering the Footprint List<text:tab/>11</text:a></text:p>
          <text:p text:style-name="P37"><text:a xlink:type="simple" xlink:href="#__RefHeading__1842_743864198" text:style-name="Internet_20_link" text:visited-style-name="Internet_20_link">6 - Automatic Associations<text:tab/>14</text:a></text:p>
          <text:p text:style-name="P38"><text:a xlink:type="simple" xlink:href="#__RefHeading__1844_743864198" text:style-name="Internet_20_link" text:visited-style-name="Internet_20_link">6.1 - Equivalence files<text:tab/>14</text:a></text:p>
          <text:p text:style-name="P38"><text:a xlink:type="simple" xlink:href="#__RefHeading__1846_743864198" text:style-name="Internet_20_link" text:visited-style-name="Internet_20_link">6.2 - Equivalence File Format<text:tab/>14</text:a></text:p>
          <text:p text:style-name="P38"><text:a xlink:type="simple" xlink:href="#__RefHeading__1848_743864198" text:style-name="Internet_20_link" text:visited-style-name="Internet_20_link">6.3 - Automatically Associating Footprints to Components<text:tab/>15</text:a></text:p>
        </text:index-body>
      </text:table-of-content>
      <text:p text:style-name="Standard"/>
      <text:h text:style-name="OOoHeading_20_1" text:outline-level="1"><text:bookmark-start text:name="__RefHeading__1984_2034682616"/>Introduction to CvPcb<text:bookmark-end text:name="__RefHeading__1984_2034682616"/></text:h>
      <text:p text:style-name="OOoTextBody"><text:span text:style-name="T12">CvPcb </text:span>is a tool that allows you to associate <text:span text:style-name="T14">components</text:span><text:span text:style-name="T6"> </text:span>in your schematic to component <text:span text:style-name="T14">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4">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text:span text:style-name="T25">s </text:span>footprint list filtering, footprint viewing, and 3D component model viewing to help ensure the correct footprint is associated <text:span text:style-name="T25">wtth</text:span> each component.</text:p>
      <text:p text:style-name="P23">Components can be assigned to their corresponding footprints manually or automatically by creating equivalence files. <text:s/>Equivalence files are look up tables associating each component with it's footprint.</text:p>
      <text:p text:style-name="OOoTextBody"><text:soft-page-break/>This interactive approach is simpler and less error prone than directly associating the footprints in the schematic editor.<text:span text:style-name="T12">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text:s/>It is also possible to generate back-annotation files <text:span text:style-name="T26">which are </text:span>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5017780425379386520" text:style-name="L1">
        <text:list-item>
          <text:p text:style-name="P40"><text:span text:style-name="T12">The net list file (*.net) created by Eeschema</text:span> with or without footprint associations.</text:p>
        </text:list-item>
        <text:list-item>
          <text:p text:style-name="P40">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4">ted for Pcbnew:</text:span></text:p>
      <text:list xml:id="list744919575082435417" text:style-name="L2">
        <text:list-item>
          <text:p text:style-name="P41">The net<text:span text:style-name="T12"> list</text:span> file with footprint associations.</text:p>
        </text:list-item>
        <text:list-item>
          <text:p text:style-name="P41">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2">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 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h text:style-name="P46" text:outline-level="1"><text:bookmark-start text:name="__RefHeading__1798_743864198"/>CvPcb Commands<text:bookmark-end text:name="__RefHeading__1798_743864198"/></text:h>
      <text:h text:style-name="P47" text:outline-level="2"><text:bookmark-start text:name="__RefHeading__1800_743864198"/>Main Screen<text:bookmark-end text:name="__RefHeading__1800_743864198"/></text:h>
      <text:p text:style-name="P29">The image below shows the main window of CvPcb.</text:p>
      <text:p text:style-name="P30"><draw:frame draw:style-name="fr2" draw:name="graphics26" text:anchor-type="as-char" svg:width="6.5in" svg:height="3.9799in" draw:z-index="8"><draw:image xlink:href="Pictures/1000000000000324000001ED7EE8E1AB.png" xlink:type="simple" xlink:show="embed" xlink:actuate="onLoad"/></draw:frame></text:p>
      <text:p text:style-name="P28"><text:span text:style-name="T16">The left pane </text:span><text:span text:style-name="T15">contains</text:span><text:span text:style-name="T16"> the list of available footprint library file names associated with the project. <text:s/>The center pane </text:span><text:span text:style-name="T15">contain</text:span><text:span text:style-name="T16">s the list of components loaded from the net list </text:span><text:span text:style-name="T15">file</text:span><text:span text:style-name="T16">. <text:s/>The right pane </text:span><text:span text:style-name="T15">contains</text:span><text:span text:style-name="T16"> the list of </text:span><text:span text:style-name="T15">available </text:span><text:span text:style-name="T16">footprints </text:span><text:span text:style-name="T17">loaded from the project footprint libraries</text:span><text:span text:style-name="T16">. <text:s/></text:span><text:span text:style-name="T14">The component </text:span><text:span text:style-name="T15">pane</text:span><text:span text:style-name="T14"> will be </text:span>empty if no <text:span text:style-name="T20">netlist </text:span>file <text:span text:style-name="T24">has been</text:span> loade<text:span text:style-name="T14">d and the footprint </text:span><text:span text:style-name="T15">pane</text:span> can be also empty if no footprint libraries are found.</text:p>
      <text:h text:style-name="OOoHeading_20_2" text:outline-level="2"><text:bookmark-start text:name="__RefHeading__1802_743864198"/>Main Window Toolbar.<text:bookmark-end text:name="__RefHeading__1802_743864198"/></text:h>
      <text:p text:style-name="P32"><draw:frame draw:style-name="fr2" draw:name="Image32" text:anchor-type="as-char" svg:width="5.398in" svg:height="0.4173in" draw:z-index="9"><draw:image xlink:href="Pictures/20000009000032560000045885ACF0D6.svm" xlink:type="simple" xlink:show="embed" xlink:actuate="onLoad"/></draw:frame></text:p>
      <text:p text:style-name="P26">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in" svg:width="0.2709in" svg:height="0.2709in" draw:z-index="10"><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2709in" svg:height="0.2709in" draw:z-index="11"><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2709in" svg:height="0.2709in" draw:z-index="12"><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2709in" svg:height="0.2709in" draw:z-index="13"><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2709in" svg:height="0.2709in" draw:z-index="14"><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2709in" svg:height="0.2709in" draw:z-index="15"><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2709in" svg:height="0.2709in" draw:z-index="16"><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2752in" svg:height="0.2264in" draw:z-index="17"><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2709in" svg:height="0.2709in" draw:z-index="18"><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ext:soft-page-break/>
        <table:table-row>
          <table:table-cell table:style-name="Table1.A2" office:value-type="string">
            <text:p text:style-name="Table_20_Contents"><draw:frame draw:style-name="fr4" draw:name="graphics28" text:anchor-type="as-char" svg:width="0.2709in" svg:height="0.2709in" draw:z-index="19"><draw:image xlink:href="Pictures/100002010000001A0000001A2030B04B.png" xlink:type="simple" xlink:show="embed" xlink:actuate="onLoad"/></draw:frame></text:p>
          </table:table-cell>
          <table:table-cell table:style-name="Table1.B2" office:value-type="string">
            <text:p text:style-name="OOoTableText">Enable <text:span text:style-name="T19">or disable </text:span>the filtering to limit the list of footprints <text:span text:style-name="T19">to</text:span> the <text:span text:style-name="T19">footprint filters of the </text:span>selected component.</text:p>
          </table:table-cell>
        </table:table-row>
        <table:table-row>
          <table:table-cell table:style-name="Table1.A2" office:value-type="string">
            <text:p text:style-name="Table_20_Contents"><draw:frame draw:style-name="fr4" draw:name="graphics29" text:anchor-type="as-char" svg:width="0.289in" svg:height="0.289in" draw:z-index="59"><draw:image xlink:href="Pictures/100002010000001A0000001A98870FF1.png" xlink:type="simple" xlink:show="embed" xlink:actuate="onLoad"/></draw:frame></text:p>
          </table:table-cell>
          <table:table-cell table:style-name="Table1.B2" office:value-type="string">
            <text:p text:style-name="OOoTableText"><text:span text:style-name="T19">Enable or d</text:span>isable the filtering to limit the list of footprints <text:span text:style-name="T19">using the pin count of t</text:span>he selected component.</text:p>
          </table:table-cell>
        </table:table-row>
        <table:table-row>
          <table:table-cell table:style-name="Table1.A2" office:value-type="string">
            <text:p text:style-name="Table_20_Contents"><draw:frame draw:style-name="fr4" draw:name="graphics51" text:anchor-type="as-char" svg:width="0.289in" svg:height="0.289in" draw:z-index="60"><draw:image xlink:href="Pictures/100002010000001A0000001A7D355C45.png" xlink:type="simple" xlink:show="embed" xlink:actuate="onLoad"/></draw:frame></text:p>
          </table:table-cell>
          <table:table-cell table:style-name="Table1.B2" office:value-type="string">
            <text:p text:style-name="P36">Enable or disable filtering to limit the list of footprints using the selected library.</text:p>
          </table:table-cell>
        </table:table-row>
      </table:table>
      <text:h text:style-name="P48"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ext:p text:style-name="P31">Tab</text:p>
          </table:table-cell>
          <table:table-cell table:style-name="Table5.B1" office:value-type="string">
            <text:p text:style-name="OOoTextBody">Activate the <text:span text:style-name="T20">next</text:span> pane <text:span text:style-name="T20">to the right of the currently activated pane. <text:s/>Wrap around to the first pane if the last pane is currently activated.</text:span></text:p>
          </table:table-cell>
        </table:table-row>
        <table:table-row>
          <table:table-cell table:style-name="Table5.A2" office:value-type="string">
            <text:p text:style-name="OOoTextBody">Left Arrow</text:p>
          </table:table-cell>
          <table:table-cell table:style-name="Table5.B2" office:value-type="string">
            <text:p text:style-name="P28">Activate the <text:span text:style-name="T20">next</text:span> pane <text:span text:style-name="T20">to the left of the currently activated pane. <text:s/>Wrap around to the last pane if the first pane is currently activated.</text:span></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20"><draw:frame draw:style-name="fr5" draw:name="Image7" text:anchor-type="as-char" svg:width="5.8902in" svg:height="1.4902in" draw:z-index="0"><draw:image xlink:href="Pictures/2000000900003A6600000EC90C50E7EF.svm" xlink:type="simple" xlink:show="embed" xlink:actuate="onLoad"/></draw:frame></text:p>
      <text:p text:style-name="OOoTextBody"/>
      <text:list xml:id="list543724424457430227" text:style-name="L3">
        <text:list-item>
          <text:p text:style-name="P42"><text:span text:style-name="T10">Remove:</text:span> Removes the selected footprint library from the list. </text:p>
        </text:list-item>
        <text:list-item>
          <text:p text:style-name="P42"><text:span text:style-name="T10">Add:</text:span> Adds a new footprint library to the end of the list.</text:p>
        </text:list-item>
        <text:list-item>
          <text:p text:style-name="P42"><text:span text:style-name="T10">Insert:</text:span> Inserts a new footprint library to <text:span text:style-name="T12">the list before the currently selected library.</text:span></text:p>
        </text:list-item>
        <text:list-item>
          <text:p text:style-name="P43"><text:soft-page-break/>Up:<text:span text:style-name="T12"> Move the currently select library up the list.</text:span></text:p>
        </text:list-item>
        <text:list-item>
          <text:p text:style-name="P43">Down:<text:span text:style-name="T12"> Move the currently selected library down the list.</text:span></text:p>
        </text:list-item>
      </text:list>
      <text:h text:style-name="OOoHeading_20_3" text:outline-level="3"><text:bookmark-start text:name="__RefHeading__1810_743864198"/>Changing the Footprint Documentation File.<text:bookmark-end text:name="__RefHeading__1810_743864198"/></text:h>
      <text:p text:style-name="P12"><draw:frame draw:style-name="fr6" draw:name="Graphic2" text:anchor-type="as-char" svg:width="5.85in" svg:height="0.5598in" draw:z-index="21"><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2" text:outline-level="2"><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8">hese paths are used to find the footprints library files</text:span><text:span text:style-name="T9"> ( .mod), equivalence files (.equ), and 3D model files (.wrl) used by CvPcb. <text:s/>The default paths cannot be edited. <text:s/>Only new user defined paths can be added to the search path list.</text:span></text:p>
      <text:p text:style-name="P12"><draw:frame draw:style-name="fr4" draw:name="Image38" text:anchor-type="as-char" svg:width="5.8346in" svg:height="2.3228in" draw:z-index="22"><draw:image xlink:href="Pictures/1000000000000230000000DF5519F9DB.png" xlink:type="simple" xlink:show="embed" xlink:actuate="onLoad"/></draw:frame></text:p>
      <text:h text:style-name="P49" text:outline-level="3"><text:bookmark-start text:name="__RefHeading__1816_743864198"/>Changing User Define Paths.<text:bookmark-end text:name="__RefHeading__1816_743864198"/></text:h>
      <text:p text:style-name="P18">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18"/>
      <text:p text:style-name="P13"><draw:frame draw:style-name="fr4" draw:name="images2" text:anchor-type="as-char" svg:width="5.8228in" svg:height="1.1772in" draw:z-index="23"><draw:image xlink:href="Pictures/100000000000022F0000007155E2D729.png" xlink:type="simple" xlink:show="embed" xlink:actuate="onLoad"/></draw:frame></text:p>
      <text:p text:style-name="P11"/>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2"> will be as follows:</text:span></text:p>
      <text:list xml:id="list1502055955873270164" text:style-name="L4">
        <text:list-item>
          <text:p text:style-name="P45">root/share/kicad/modules</text:p>
        </text:list-item>
        <text:list-item>
          <text:p text:style-name="P44"><text:span text:style-name="T4">root/share/kicad/modules/packages3d</text:span><text:span text:style-name="T6"> (for 3D shapes files format </text:span><text:span text:style-name="T5">VRML</text:span><text:span text:style-name="T6"> created par Wings3D)</text:span><text:span text:style-name="T13">.</text:span></text:p>
        </text:list-item>
        <text:list-item>
          <text:p text:style-name="P45">root/share/template</text:p>
        </text:list-item>
      </text:list>
      <text:p text:style-name="OOoTextBody"><text:soft-page-break/>Where the root path is relative to the binary path where KiCad is installed. <text:s/>Typically on Linux Kicad is installed in the /usr/bin path. <text:s/>Therefore the root path would be /usr.</text:p>
      <text:h text:style-name="OOoHeading_20_2" text:outline-level="2"><text:bookmark-start text:name="__RefHeading__1820_743864198"/>Viewing the Current Footprint<text:bookmark-end text:name="__RefHeading__1820_743864198"/></text:h>
      <text:p text:style-name="OOoTextBody">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21"><draw:frame draw:style-name="fr4" draw:name="Image39" text:anchor-type="as-char" svg:width="5.8799in" svg:height="4.1835in" draw:z-index="2"><draw:image xlink:href="Pictures/100000000000034500000244D8B45F5A.png" xlink:type="simple" xlink:show="embed" xlink:actuate="onLoad"/></draw:frame></text:p>
      <text:h text:style-name="OOoHeading_20_3"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ext:h text:style-name="P50"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7">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7">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52"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ext:soft-page-break/>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Context Menu<text:bookmark-end text:name="__RefHeading__1826_743864198"/></text:h>
      <text:p text:style-name="P10"><draw:frame draw:style-name="fr4" draw:name="Image8" text:anchor-type="as-char" svg:width="1.2402in" svg:height="2.6799in" draw:z-index="3"><draw:image xlink:href="Pictures/2000000900000C4E00001A91ED722582.svm" xlink:type="simple" xlink:show="embed" xlink:actuate="onLoad"/></draw:frame></text:p>
      <text:p text:style-name="P10"/>
      <text:p text:style-name="OOoTextBody">Displayed by right-clicking the mouse:</text:p>
      <text:p text:style-name="OOoTextBody"/>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51"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P19"><draw:frame draw:style-name="fr4" draw:name="graphics4" text:anchor-type="as-char" svg:width="0.2709in" svg:height="0.2709in" draw:z-index="24"><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2709in" svg:height="0.2709in" draw:z-index="25"><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2709in" svg:height="0.2709in" draw:z-index="26"><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2709in" svg:height="0.2709in" draw:z-index="27"><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2709in" svg:height="0.2709in" draw:z-index="28"><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2709in" svg:height="0.2709in" draw:z-index="29"><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2709in" svg:height="0.2709in" draw:z-index="30"><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2709in" svg:height="0.2709in" draw:z-index="31"><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2709in" svg:height="0.2709in" draw:z-index="32"><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2709in" svg:height="0.2709in" draw:z-index="33"><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2709in" svg:height="0.2709in" draw:z-index="34"><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2709in" svg:height="0.2709in" draw:z-index="35"><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2709in" svg:height="0.2709in" draw:z-index="40"><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2709in" svg:height="0.2709in" draw:z-index="36"><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text:soft-page-break/>Viewing the Current 3D Model<text:bookmark-end text:name="__RefHeading__1830_743864198"/></text:h>
      <text:p text:style-name="P14"><draw:frame draw:style-name="fr4" draw:name="Image5" text:anchor-type="as-char" svg:width="5.3783in" svg:height="4.0835in" draw:z-index="20"><draw:image xlink:href="Pictures/10000000000002C7000002264738B528.png" xlink:type="simple" xlink:show="embed" xlink:actuate="onLoad"/></draw:frame></text:p>
      <text:h text:style-name="P52" text:outline-level="3"><text:bookmark-start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2709in" svg:height="0.2709in" draw:z-index="39"><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2709in" svg:height="0.2709in" draw:z-index="41"><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2709in" svg:height="0.2709in" draw:z-index="42"><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2709in" svg:height="0.2709in" draw:z-index="43"><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2709in" svg:height="0.2709in" draw:z-index="44"><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2709in" svg:height="0.2709in" draw:z-index="45"><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2709in" svg:height="0.2709in" draw:z-index="46"><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2709in" svg:height="0.2709in" draw:z-index="47"><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2709in" svg:height="0.2709in" draw:z-index="48"><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2709in" svg:height="0.2709in" draw:z-index="49"><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2709in" svg:height="0.2709in" draw:z-index="50"><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2709in" svg:height="0.2709in" draw:z-index="51"><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2709in" svg:height="0.2709in" draw:z-index="52"><draw:image xlink:href="Pictures/100002010000001A0000001A3EEC8BF8.png" xlink:type="simple" xlink:show="embed" xlink:actuate="onLoad"/></draw:frame></text:p>
          </table:table-cell>
          <table:table-cell table:style-name="Table10.B2" office:value-type="string">
            <text:p text:style-name="OOoTextBody">Pan left</text:p>
          </table:table-cell>
        </table:table-row>
        <text:soft-page-break/>
        <table:table-row>
          <table:table-cell table:style-name="Table10.A2" office:value-type="string">
            <text:p text:style-name="Standard"><draw:frame draw:style-name="fr4" draw:name="graphics44" text:anchor-type="as-char" svg:width="0.2709in" svg:height="0.2709in" draw:z-index="53"><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2709in" svg:height="0.2709in" draw:z-index="54"><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2709in" svg:height="0.2709in" draw:z-index="55"><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2709in" svg:height="0.2709in" draw:z-index="57"><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2">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OOoTextBody">If the selected component <text:span text:style-name="T21">and/or library </text:span>is highlighted when the <text:span text:style-name="T21">one or more of the </text:span>filter<text:span text:style-name="T21">ing</text:span> option is enabled, the displayed footprint list in CvPcb is filtered accordingly.</text:p>
      <text:p text:style-name="OOoTextBody">Without filtering.</text:p>
      <text:p text:style-name="P16"><draw:frame draw:style-name="fr4" draw:name="graphics30" text:anchor-type="as-char" svg:width="5.8882in" svg:height="3.7882in" draw:z-index="58"><draw:image xlink:href="Pictures/10000000000003240000021792B3B03C.png" xlink:type="simple" xlink:show="embed" xlink:actuate="onLoad"/></draw:frame></text:p>
      <text:p text:style-name="P15"/>
      <text:p text:style-name="P5"><text:span text:style-name="T21">F</text:span>ilter<text:span text:style-name="T21">ed by list of footprint filters assigned to the selected component</text:span>. <text:s/><text:span text:style-name="T21">The component filters are listed on the center pane of the status bar at the bottom of the main window.</text:span></text:p>
      <text:p text:style-name="P25"><text:soft-page-break/><draw:frame draw:style-name="fr7" draw:name="graphics31" text:anchor-type="as-char" svg:width="5.9047in" svg:height="3.8118in" draw:z-index="38"><draw:image xlink:href="Pictures/1000000000000324000002177D2E4BF4.png" xlink:type="simple" xlink:show="embed" xlink:actuate="onLoad"/></draw:frame></text:p>
      <text:p text:style-name="OOoTextBody">In the component library editor in Eeschema, the the footprint list was set using the entries in the footprint filter tab of the component properties dialog as shown below.</text:p>
      <text:p text:style-name="P17"><draw:frame draw:style-name="fr4" draw:name="Image12" text:anchor-type="as-char" svg:width="4.0819in" svg:height="2.8736in" draw:z-index="4"><draw:image xlink:href="Pictures/10000000000001AE0000013893C2B4F6.png" xlink:type="simple" xlink:show="embed" xlink:actuate="onLoad"/></draw:frame></text:p>
      <text:p text:style-name="OOoTextBody"/>
      <text:p text:style-name="P33">Filtered by the pin count of the selected component.</text:p>
      <text:p text:style-name="P34"><text:soft-page-break/><draw:frame draw:style-name="fr7" draw:name="graphics48" text:anchor-type="as-char" svg:width="5.9in" svg:height="3.9299in" draw:z-index="56"><draw:image xlink:href="Pictures/10000000000003240000021766744A5C.png" xlink:type="simple" xlink:show="embed" xlink:actuate="onLoad"/></draw:frame></text:p>
      <text:p text:style-name="P33"/>
      <text:p text:style-name="P33">Filtered by the selected library.</text:p>
      <text:p text:style-name="P33"/>
      <text:p text:style-name="P33"><draw:frame draw:style-name="fr8" draw:name="graphics49" text:anchor-type="char" svg:width="5.9in" svg:height="3.9201in" draw:z-index="5"><draw:image xlink:href="Pictures/100000000000032400000217206EB343.png" xlink:type="simple" xlink:show="embed" xlink:actuate="onLoad"/></draw:frame></text:p>
      <text:p text:style-name="OOoTextBody">The icons <draw:frame draw:style-name="fr4" draw:name="graphics2" text:anchor-type="as-char" svg:width="0.6654in" svg:height="0.3228in" draw:z-index="6"><draw:image xlink:href="Pictures/10000000000000400000001FB5B88EB2.png" xlink:type="simple" xlink:show="embed" xlink:actuate="onLoad"/></draw:frame> enable and disable the filtering feature. When the filtering is not enabled, the full footprint list is shown. <text:s/><text:span text:style-name="T22">The filtering </text:span><text:span text:style-name="T23">can be combined to form more complex filtering to help reduce the number of footprints in the footprint pane.</text:span></text:p>
      <text:p text:style-name="P7">Filtered by the selected component pin count and the selected library.</text:p>
      <text:p text:style-name="P35"/>
      <text:p text:style-name="P35"><draw:frame draw:style-name="fr1" draw:name="graphics50" text:anchor-type="char" svg:width="5.9in" svg:height="3.9299in" draw:z-index="7"><draw:image xlink:href="Pictures/100000000000032400000217E1D94A37.png" xlink:type="simple" xlink:show="embed" xlink:actuate="onLoad"/></draw:frame></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4">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0">'component value' 'footprint name'</text:span> </text:p>
      <text:p text:style-name="OOoTextBody">Each name must be single quoted by the ' character and the component and footprint names must be separated by one or more spaces. </text:p>
      <text:p text:style-name="P24">Example:</text:p>
      <text:p text:style-name="OOoTextBody">If the U3 component is circuit 14011 and its footprint is 14DIP300, the line is: </text:p>
      <text:p text:style-name="OOoTextBody">'14011' <text:s/>'14DIP300'</text:p>
      <text:p text:style-name="OOoTextBody">Any line starting with <text:span text:style-name="T11">#</text:span> is a comment.</text:p>
      <text:p text:style-name="OOoTextBody">Here is an example equivalence file:</text:p>
      <text:p text:style-name="Standard"/>
      <text:p text:style-name="P22">#integrated circuits (smd):</text:p>
      <text:p text:style-name="P22">'74LV14' 'SO14E'</text:p>
      <text:p text:style-name="P22">'74HCT541M' 'SO20L'</text:p>
      <text:p text:style-name="P22">'EL7242C' 'SO8E'</text:p>
      <text:p text:style-name="P22">'DS1302N' 'SO8E'</text:p>
      <text:p text:style-name="P22">'XRC3064' 'VQFP44'</text:p>
      <text:p text:style-name="P22">'LM324N' 'S014E'</text:p>
      <text:p text:style-name="P22">'LT3430' 'SSOP17'</text:p>
      <text:p text:style-name="P22"><text:soft-page-break/>'LM358' 'SO8E'</text:p>
      <text:p text:style-name="P22">'LTC1878' 'MSOP8'</text:p>
      <text:p text:style-name="P22">'24LC512I/SM' 'SO8E'</text:p>
      <text:p text:style-name="P22">'LM2903M' 'SO8E'</text:p>
      <text:p text:style-name="P22">'LT1129_SO8' 'SO8E'</text:p>
      <text:p text:style-name="P22">'LT1129CS8-3.3' 'SO8E'</text:p>
      <text:p text:style-name="P22">'LT1129CS8' 'SO8E'</text:p>
      <text:p text:style-name="P22">'LM358M' 'SO8E'</text:p>
      <text:p text:style-name="P22">'TL7702BID' 'SO8E'</text:p>
      <text:p text:style-name="P22">'TL7702BCD' 'SO8E'</text:p>
      <text:p text:style-name="P22">'U2270B' 'SO16E'</text:p>
      <text:p text:style-name="P22">#Xilinx</text:p>
      <text:p text:style-name="P22">'XC3S400PQ208' 'PQFP208'</text:p>
      <text:p text:style-name="P22">'XCR3128-VQ100' 'VQFP100'</text:p>
      <text:p text:style-name="P22">'XCF08P' 'BGA48'</text:p>
      <text:p text:style-name="P22"/>
      <text:p text:style-name="P22">#upro</text:p>
      <text:p text:style-name="P22">'MCF5213-LQFP100' 'VQFP100'</text:p>
      <text:p text:style-name="P22"/>
      <text:p text:style-name="P22">#regulators</text:p>
      <text:p text:style-name="P22">'LP2985LV'<text:tab/>'SOT23-5'</text:p>
      <text:p text:style-name="P11"/>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background-color="transparent" fo:padding="0in"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0.3937in" fo:margin-right="0in" fo:margin-top="0.1181in" fo:margin-bottom="0.0827in" style:contextual-spacing="false" fo:text-indent="0in"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0.7874in" fo:margin-right="0in" fo:margin-top="0.0783in" fo:margin-bottom="0.0783in" style:contextual-spacing="false" fo:text-indent="0in"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margin-top="0in" fo:margin-bottom="0in" style:contextual-spacing="false"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style:contextual-spacing="false" fo:padding="0in" fo:border="none"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margin-top="0in" fo:margin-bottom="0in" style:contextual-spacing="false"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margin-top="0in" fo:margin-bottom="0in" style:contextual-spacing="false"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margin-top="0in" fo:margin-bottom="0in" style:contextual-spacing="false"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margin-top="0in" fo:margin-bottom="0in" style:contextual-spacing="false"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margin-top="0in" fo:margin-bottom="0in" style:contextual-spacing="false"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style:use-window-font-color="true" style:font-name="Liberation Sans3"/>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margin-top="0in" fo:margin-bottom="0in" style:contextual-spacing="false"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margin-top="0in" fo:margin-bottom="0in" style:contextual-spacing="false"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margin-top="0in" fo:margin-bottom="0in" style:contextual-spacing="false"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margin-top="0in" fo:margin-bottom="0in" style:contextual-spacing="false"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15</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page-number text:select-page="current"/><text:tab/><text:title/></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meta:initial-creator>IUT</meta:initial-creator>
    <meta:creation-date>1996-01-27T13:47:00</meta:creation-date>
    <dc:date>2013-06-08T16:03:41</dc:date>
    <meta:print-date>1999-04-24T19:41:00</meta:print-date>
    <dc:language>fr-FR</dc:language>
    <meta:editing-cycles>356</meta:editing-cycles>
    <meta:editing-duration>P1DT12H24M33S</meta:editing-duration>
    <dc:creator>Wayne Stambaugh</dc:creator>
    <meta:document-statistic meta:table-count="9" meta:image-count="60" meta:object-count="0" meta:page-count="15" meta:paragraph-count="325" meta:word-count="2539" meta:character-count="15471" meta:non-whitespace-character-count="13147"/>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